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2.726cm" fo:margin-left="-0.136cm" table:align="left" style:writing-mode="lr-tb"/>
    </style:style>
    <style:style style:name="Tabla1.A" style:family="table-column">
      <style:table-column-properties style:column-width="2.54cm"/>
    </style:style>
    <style:style style:name="Tabla1.E" style:family="table-column">
      <style:table-column-properties style:column-width="2.56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a2" style:family="table">
      <style:table-properties style:width="7.646cm" fo:margin-left="-0.136cm" table:align="left" style:writing-mode="lr-tb"/>
    </style:style>
    <style:style style:name="Tabla2.A" style:family="table-column">
      <style:table-column-properties style:column-width="2.54cm"/>
    </style:style>
    <style:style style:name="Tabla2.C" style:family="table-column">
      <style:table-column-properties style:column-width="2.5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a3" style:family="table">
      <style:table-properties style:width="5.9cm" fo:margin-left="9.239cm" table:align="left" style:writing-mode="lr-tb"/>
    </style:style>
    <style:style style:name="Tabla3.A" style:family="table-column">
      <style:table-column-properties style:column-width="2.937cm"/>
    </style:style>
    <style:style style:name="Tabla3.B" style:family="table-column">
      <style:table-column-properties style:column-width="2.96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a4" style:family="table">
      <style:table-properties style:width="7.652cm" fo:margin-left="-0.136cm" table:align="left" style:writing-mode="lr-tb"/>
    </style:style>
    <style:style style:name="Tabla4.A" style:family="table-column">
      <style:table-column-properties style:column-width="2.625cm"/>
    </style:style>
    <style:style style:name="Tabla4.B" style:family="table-column">
      <style:table-column-properties style:column-width="2.499cm"/>
    </style:style>
    <style:style style:name="Tabla4.C" style:family="table-column">
      <style:table-column-properties style:column-width="2.52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a5" style:family="table">
      <style:table-properties style:width="5.027cm" fo:margin-left="2.489cm" table:align="left" style:writing-mode="lr-tb"/>
    </style:style>
    <style:style style:name="Tabla5.A" style:family="table-column">
      <style:table-column-properties style:column-width="2.499cm"/>
    </style:style>
    <style:style style:name="Tabla5.B" style:family="table-column">
      <style:table-column-properties style:column-width="2.528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9pt" officeooo:paragraph-rsid="000332ae" style:font-size-asian="9pt"/>
    </style:style>
    <style:style style:name="P2" style:family="paragraph" style:parent-style-name="Standard">
      <style:paragraph-properties fo:text-align="justify" style:justify-single-word="false"/>
      <style:text-properties fo:font-size="9pt" fo:font-weight="bold" officeooo:paragraph-rsid="000332ae" style:font-size-asian="9pt" style:font-weight-asian="bold"/>
    </style:style>
    <style:style style:name="P3" style:family="paragraph" style:parent-style-name="Standard">
      <style:paragraph-properties fo:text-align="justify" style:justify-single-word="false"/>
      <style:text-properties officeooo:paragraph-rsid="000332ae"/>
    </style:style>
    <style:style style:name="P4" style:family="paragraph" style:parent-style-name="Standard">
      <style:paragraph-properties style:snap-to-layout-grid="false"/>
      <style:text-properties fo:language="en" fo:country="GB" officeooo:paragraph-rsid="000332ae"/>
    </style:style>
    <style:style style:name="P5" style:family="paragraph" style:parent-style-name="Standard">
      <style:text-properties fo:language="en" fo:country="GB" officeooo:paragraph-rsid="000332ae"/>
    </style:style>
    <style:style style:name="P6" style:family="paragraph" style:parent-style-name="Standard">
      <style:text-properties fo:language="es" fo:country="ES" officeooo:paragraph-rsid="000332ae" style:language-asian="es" style:country-asian="ES"/>
    </style:style>
    <style:style style:name="P7" style:family="paragraph" style:parent-style-name="Standard">
      <style:text-properties fo:font-size="8pt" officeooo:paragraph-rsid="000332ae" style:font-size-asian="8pt"/>
    </style:style>
    <style:style style:name="P8" style:family="paragraph" style:parent-style-name="Standard">
      <style:text-properties officeooo:paragraph-rsid="000332ae"/>
    </style:style>
    <style:style style:name="P9" style:family="paragraph" style:parent-style-name="Standard">
      <style:text-properties officeooo:rsid="000332ae" officeooo:paragraph-rsid="000332ae"/>
    </style:style>
    <style:style style:name="P10" style:family="paragraph" style:parent-style-name="Texto_20_independiente_20_2" style:master-page-name="Standard">
      <style:paragraph-properties style:page-number="auto">
        <style:tab-stops>
          <style:tab-stop style:position="5.001cm"/>
        </style:tab-stops>
      </style:paragraph-properties>
      <style:text-properties officeooo:paragraph-rsid="000332a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GB"/>
    </style:style>
    <style:style style:name="T5" style:family="text">
      <style:text-properties fo:font-size="8pt" style:font-size-asian="8pt"/>
    </style:style>
    <style:style style:name="T6" style:family="text">
      <style:text-properties officeooo:rsid="000332ae"/>
    </style:style>
    <style:style style:name="gr1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start="msArrowEnd_20_1" draw:marker-start-width="0.141cm" draw:marker-start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Dadas</text:span> las siguientes tablas:</text:p>
      <text:p text:style-name="P1"/>
      <text:p text:style-name="P3"><text:span text:style-name="T1">Información sobre clientes: </text:span><text:span text:style-name="T2">CLIENTE (num_cli, nombre, ciudad_cli, telefono, fax, tipo_cli, represent, lim_cre)</text:span></text:p>
      <text:p text:style-name="P3"><text:span text:style-name="T1">Información sobre empleados: </text:span><text:span text:style-name="T2">INFEMPLE( num_emple, nombre, edad, sucursal, cargo, fecha_contrato, jefe, cuota_año)</text:span></text:p>
      <text:p text:style-name="P3"><text:span text:style-name="T1">Información sobre los artículos: </text:span><text:span text:style-name="T2">ARTICULO (id_fabrica, cod_arti, denominacion, existencias, pre_compra, cant_repo)</text:span></text:p>
      <text:p text:style-name="P3"><text:span text:style-name="T1">Información sobre la cabcera de los pedidos: </text:span><text:span text:style-name="T2">CABPED (num_pedido, cod_cli, fecha_ped, cod_vende, fecha_envi, pagado, modo_envio)</text:span></text:p>
      <text:p text:style-name="P3"><text:span text:style-name="T1">Información sobre las líneas de los pedidos: </text:span><text:span text:style-name="T2">LINPED (pedido, fabrica, articulo, cantidad, pvp)</text:span></text:p>
      <text:p text:style-name="P1">e </text:p>
      <text:p text:style-name="P3"><text:span text:style-name="T1">Información sobre las sucursales de la empresa a la que están asignados los empleados: </text:span><text:span text:style-name="T2">SUCURSAL (num_suc, ciudad, zona, director, objetivo_año).</text:span></text:p>
      <text:p text:style-name="P2"/>
      <text:p text:style-name="P1">Con las referencias siguientes:</text:p>
      <text:p text:style-name="P8"><text:tab/></text:p>
      <text:p text:style-name="P8"><draw:line text:anchor-type="char" draw:z-index="0" draw:style-name="gr1" draw:text-style-name="P11" svg:x1="4.868cm" svg:y1="0.044cm" svg:x2="8.172cm" svg:y2="0.808cm"><text:p/></draw:line><draw:line text:anchor-type="char" draw:z-index="1" draw:style-name="gr2" draw:text-style-name="P11" svg:x1="3.344cm" svg:y1="0.808cm" svg:x2="4.87cm" svg:y2="0.044cm"><text:p/></draw:line>CLIENTES<text:tab/><text:tab/><text:tab/><text:tab/><text:tab/><text:tab/>INFEMPLE</text:p>
      <text:p text:style-name="P8"><text:tab/><text:tab/></text:p>
      <table:table table:name="Tabla1" table:style-name="Tabla1">
        <table:table-column table:style-name="Tabla1.A" table:number-columns-repeated="4"/>
        <table:table-column table:style-name="Tabla1.E"/>
        <table:table-row table:style-name="Tabla1.1">
          <table:table-cell table:style-name="Tabla1.A1" office:value-type="string">
            <text:p text:style-name="P8"><draw:line text:anchor-type="char" draw:z-index="4" draw:style-name="gr4" draw:text-style-name="P11" svg:x1="1.321cm" svg:y1="0.118cm" svg:x2="3.353cm" svg:y2="2.912cm"><text:p/></draw:line>num_cli</text:p>
          </table:table-cell>
          <table:table-cell table:style-name="Tabla1.A1" office:value-type="string">
            <text:p text:style-name="P5">represent</text:p>
          </table:table-cell>
          <table:table-cell table:style-name="Tabla1.C1" office:value-type="string">
            <text:p text:style-name="P4"/>
          </table:table-cell>
          <table:table-cell table:style-name="Tabla1.A1" office:value-type="string">
            <text:p text:style-name="P5">num_emple</text:p>
          </table:table-cell>
          <table:table-cell table:style-name="Tabla1.E1" office:value-type="string">
            <text:p text:style-name="P8">sucursal</text:p>
          </table:table-cell>
        </table:table-row>
      </table:table>
      <text:p text:style-name="P6"><draw:line text:anchor-type="char" draw:z-index="2" draw:style-name="gr3" draw:text-style-name="P11" svg:x1="9.44cm" svg:y1="0.058cm" svg:x2="13.513cm" svg:y2="4.215cm"><text:p/></draw:line><draw:line text:anchor-type="char" draw:z-index="3" draw:style-name="gr3" draw:text-style-name="P11" svg:x1="9.957cm" svg:y1="4.215cm" svg:x2="10.712cm" svg:y2="0.058cm"><text:p/></draw:line><draw:line text:anchor-type="char" draw:z-index="5" draw:style-name="gr3" draw:text-style-name="P11" svg:x1="8.68cm" svg:y1="0.058cm" svg:x2="6.147cm" svg:y2="2.437cm"><text:p/></draw:line></text:p>
      <text:p text:style-name="P8"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tab/></text:p>
      <text:p text:style-name="P8">CABPED<text:tab/><text:tab/><text:tab/><text:tab/><text:tab/><text:tab/><text:tab/></text:p>
      <text:p text:style-name="P8"/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8">num_pedido</text:p>
          </table:table-cell>
          <table:table-cell table:style-name="Tabla2.A1" office:value-type="string">
            <text:p text:style-name="P8">cod_cli</text:p>
          </table:table-cell>
          <table:table-cell table:style-name="Tabla2.C1" office:value-type="string">
            <text:p text:style-name="P8">cod_vende</text:p>
          </table:table-cell>
        </table:table-row>
      </table:table>
      <text:p text:style-name="P6"><draw:line text:anchor-type="char" draw:z-index="6" draw:style-name="gr3" draw:text-style-name="P11" svg:x1="0.296cm" svg:y1="0.03cm" svg:x2="0.809cm" svg:y2="2.858cm"><text:p/></draw:line></text:p>
      <text:p text:style-name="P8"/>
      <text:p text:style-name="P8"><text:tab/><text:tab/><text:tab/><text:tab/><text:tab/><text:tab/><text:tab/><text:tab/><text:tab/>SUCURSAL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">num_suc</text:p>
          </table:table-cell>
          <table:table-cell table:style-name="Tabla3.B1" office:value-type="string">
            <text:p text:style-name="P8">director</text:p>
          </table:table-cell>
        </table:table-row>
      </table:table>
      <text:p text:style-name="P7"/>
      <text:p text:style-name="P7"/>
      <text:p text:style-name="P8"><text:tab/>LINPED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8"><draw:line text:anchor-type="char" draw:z-index="7" draw:style-name="gr4" draw:text-style-name="P11" svg:x1="3.353cm" svg:y1="2.558cm" svg:x2="3.099cm" svg:y2="0.272cm"><text:p/></draw:line><draw:line text:anchor-type="char" draw:z-index="8" draw:style-name="gr4" draw:text-style-name="P11" svg:x1="5.639cm" svg:y1="2.558cm" svg:x2="6.909cm" svg:y2="0.272cm"><text:p/></draw:line>pedido</text:p>
          </table:table-cell>
          <table:table-cell table:style-name="Tabla4.A1" office:value-type="string">
            <text:p text:style-name="P8">fabrica</text:p>
          </table:table-cell>
          <table:table-cell table:style-name="Tabla4.C1" office:value-type="string">
            <text:p text:style-name="P8">articulo</text:p>
          </table:table-cell>
        </table:table-row>
      </table:table>
      <text:p text:style-name="P8"/>
      <text:p text:style-name="P8"/>
      <text:p text:style-name="P8"><text:tab/><text:tab/></text:p>
      <text:p text:style-name="P7"/>
      <text:p text:style-name="P8"><text:tab/><text:tab/><text:tab/>ARTICULO<text:tab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8">id_fabrica</text:p>
          </table:table-cell>
          <table:table-cell table:style-name="Tabla5.B1" office:value-type="string">
            <text:p text:style-name="P8">cod_arti</text:p>
          </table:table-cell>
        </table:table-row>
      </table:table>
      <text:p text:style-name="P8"/>
      <text:p text:style-name="P8"/>
      <text:p text:style-name="P8"/>
      <text:p text:style-name="P9">a) Dar las ordenes oportunas para crear la BD de manera correcta.</text:p>
      <text:p text:style-name="P9">b) lo mismo sustituyendo las claves primaras originales por claves primarias de tipo Int autoincrenet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1" draw:display-name="msArrowEnd 1" svg:viewBox="0 0 80 80" svg:d="M40 0l40 8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9pt" style:font-size-asian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9:02:13.660723248</meta:creation-date>
    <dc:date>2016-09-20T09:05:01.872008753</dc:date>
    <meta:editing-duration>PT2M48S</meta:editing-duration>
    <meta:editing-cycles>1</meta:editing-cycles>
    <meta:document-statistic meta:table-count="5" meta:image-count="0" meta:object-count="0" meta:page-count="1" meta:paragraph-count="34" meta:word-count="139" meta:character-count="1151" meta:non-whitespace-character-count="982"/>
    <meta:generator>LibreOffice/5.1.4.2$Linux_X86_64 LibreOffice_project/10m0$Build-2</meta:generator>
  </office:meta>
</office:document-meta>
</file>